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6.496cm" style:rel-column-width="39432*"/>
    </style:style>
    <style:style style:name="Tabulka1.B" style:family="table-column">
      <style:table-column-properties style:column-width="4.3cm" style:rel-column-width="26103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a8a687" officeooo:paragraph-rsid="24fb15e5"/>
    </style:style>
    <style:style style:name="P3" style:family="paragraph" style:parent-style-name="Text_20_body">
      <style:text-properties officeooo:rsid="24d1f9ce" officeooo:paragraph-rsid="24fb15e5"/>
    </style:style>
    <style:style style:name="P4" style:family="paragraph" style:parent-style-name="Text_20_body">
      <style:text-properties officeooo:rsid="29b4fce0" officeooo:paragraph-rsid="2832723d"/>
    </style:style>
    <style:style style:name="P5" style:family="paragraph" style:parent-style-name="Text_20_body">
      <style:text-properties officeooo:rsid="2b6144c1" officeooo:paragraph-rsid="2833d0e0"/>
    </style:style>
    <style:style style:name="P6" style:family="paragraph" style:parent-style-name="Text_20_body">
      <style:text-properties officeooo:rsid="2e55e3fb" officeooo:paragraph-rsid="2835131d"/>
    </style:style>
    <style:style style:name="P7" style:family="paragraph" style:parent-style-name="Text_20_body">
      <style:text-properties officeooo:rsid="21337cc1" officeooo:paragraph-rsid="2835f669"/>
    </style:style>
    <style:style style:name="P8" style:family="paragraph" style:parent-style-name="Text_20_body">
      <style:text-properties officeooo:rsid="28d6fd40" officeooo:paragraph-rsid="2835f669"/>
    </style:style>
    <style:style style:name="P9" style:family="paragraph" style:parent-style-name="Text_20_body">
      <style:text-properties style:text-line-through-style="none" style:text-line-through-type="none" officeooo:rsid="24ab19e0" officeooo:paragraph-rsid="2835f669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paragraph-rsid="2835f669" style:font-weight-asian="bold" style:font-weight-complex="bold"/>
    </style:style>
    <style:style style:name="P11" style:family="paragraph" style:parent-style-name="Table_20_Contents">
      <style:text-properties officeooo:rsid="2da9e3d1" officeooo:paragraph-rsid="2835f669"/>
    </style:style>
    <style:style style:name="P12" style:family="paragraph" style:parent-style-name="Table_20_Contents">
      <style:text-properties officeooo:paragraph-rsid="2835f669"/>
    </style:style>
    <style:style style:name="P13" style:family="paragraph" style:parent-style-name="Example">
      <style:text-properties officeooo:paragraph-rsid="2835f669"/>
    </style:style>
    <style:style style:name="P14" style:family="paragraph" style:parent-style-name="Example_20_Header">
      <style:text-properties officeooo:paragraph-rsid="2835f669"/>
    </style:style>
    <style:style style:name="P15" style:family="paragraph" style:parent-style-name="Heading_20_1">
      <style:text-properties officeooo:paragraph-rsid="24fb15e5"/>
    </style:style>
    <style:style style:name="P16" style:family="paragraph" style:parent-style-name="Heading_20_1">
      <style:text-properties style:text-line-through-style="none" style:text-line-through-type="none" officeooo:rsid="24ab19e0" officeooo:paragraph-rsid="2832723d"/>
    </style:style>
    <style:style style:name="P17" style:family="paragraph" style:parent-style-name="Heading_20_1">
      <style:text-properties officeooo:rsid="2fe23513" officeooo:paragraph-rsid="2839182a"/>
    </style:style>
    <style:style style:name="P18" style:family="paragraph" style:parent-style-name="Heading_20_1" style:master-page-name="Standard">
      <style:paragraph-properties style:page-number="auto"/>
      <style:text-properties officeooo:rsid="24ffc69a" officeooo:paragraph-rsid="2833d0e0"/>
    </style:style>
    <style:style style:name="P19" style:family="paragraph" style:parent-style-name="Heading_20_2">
      <style:text-properties style:text-line-through-style="none" style:text-line-through-type="none" officeooo:rsid="21337cc1" officeooo:paragraph-rsid="2835f669"/>
    </style:style>
    <style:style style:name="P20" style:family="paragraph" style:parent-style-name="Heading_20_2">
      <style:text-properties officeooo:rsid="29ac4c0b" officeooo:paragraph-rsid="2832723d"/>
    </style:style>
    <style:style style:name="P21" style:family="paragraph" style:parent-style-name="Heading_20_2">
      <style:text-properties officeooo:rsid="2790ad45" officeooo:paragraph-rsid="2839182a"/>
    </style:style>
    <style:style style:name="P22" style:family="paragraph" style:parent-style-name="Heading_20_3">
      <style:text-properties officeooo:paragraph-rsid="24fcec3c"/>
    </style:style>
    <style:style style:name="P23" style:family="paragraph" style:parent-style-name="Heading_20_3">
      <style:text-properties officeooo:paragraph-rsid="24fb15e5"/>
    </style:style>
    <style:style style:name="P24" style:family="paragraph" style:parent-style-name="Heading_20_3">
      <style:text-properties officeooo:paragraph-rsid="2835f669"/>
    </style:style>
    <style:style style:name="P25" style:family="paragraph" style:parent-style-name="Text_20_body" style:list-style-name="L1">
      <style:text-properties officeooo:rsid="2b6144c1" officeooo:paragraph-rsid="2833d0e0"/>
    </style:style>
    <style:style style:name="P26" style:family="paragraph" style:parent-style-name="Text_20_body" style:list-style-name="L1">
      <style:text-properties officeooo:rsid="2e564350" officeooo:paragraph-rsid="2835131d"/>
    </style:style>
    <style:style style:name="P27" style:family="paragraph" style:parent-style-name="Text_20_body" style:list-style-name="L1">
      <style:text-properties officeooo:rsid="2e579e00" officeooo:paragraph-rsid="2835131d"/>
    </style:style>
    <style:style style:name="P28" style:family="paragraph" style:parent-style-name="Text_20_body" style:list-style-name="L1">
      <style:text-properties officeooo:rsid="2e595ecb" officeooo:paragraph-rsid="2835131d"/>
    </style:style>
    <style:style style:name="P29" style:family="paragraph" style:parent-style-name="Text_20_body" style:list-style-name="L1">
      <style:text-properties officeooo:rsid="2e597bfa" officeooo:paragraph-rsid="28370fb3"/>
    </style:style>
    <style:style style:name="P30" style:family="paragraph" style:parent-style-name="Text_20_body" style:list-style-name="L1">
      <style:text-properties officeooo:rsid="2e597bfa" officeooo:paragraph-rsid="2837723b"/>
    </style:style>
    <style:style style:name="P31" style:family="paragraph" style:parent-style-name="Text_20_body" style:list-style-name="L1">
      <style:text-properties fo:language="en" fo:country="US" officeooo:rsid="2ea8fc01" officeooo:paragraph-rsid="283894bf"/>
    </style:style>
    <style:style style:name="P32" style:family="paragraph" style:parent-style-name="Text_20_body" style:list-style-name="L1">
      <style:text-properties fo:language="cs" fo:country="CZ" officeooo:rsid="283894bf" officeooo:paragraph-rsid="283894bf"/>
    </style:style>
    <style:style style:name="P33" style:family="paragraph" style:parent-style-name="Text_20_body">
      <style:text-properties officeooo:rsid="29ac4c0b" officeooo:paragraph-rsid="2832723d"/>
    </style:style>
    <style:style style:name="P34" style:family="paragraph" style:parent-style-name="Text_20_body">
      <style:text-properties officeooo:rsid="2409a335" officeooo:paragraph-rsid="2839182a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officeooo:rsid="24cb12b6"/>
    </style:style>
    <style:style style:name="T8" style:family="text">
      <style:text-properties style:text-line-through-style="none" style:text-line-through-type="none" officeooo:rsid="24cb934f"/>
    </style:style>
    <style:style style:name="T9" style:family="text">
      <style:text-properties style:text-line-through-style="none" style:text-line-through-type="none" officeooo:rsid="24ccf839"/>
    </style:style>
    <style:style style:name="T10" style:family="text">
      <style:text-properties style:text-line-through-style="none" style:text-line-through-type="none" officeooo:rsid="24cea0cf"/>
    </style:style>
    <style:style style:name="T11" style:family="text">
      <style:text-properties style:text-line-through-style="none" style:text-line-through-type="none" officeooo:rsid="24cf2107"/>
    </style:style>
    <style:style style:name="T12" style:family="text">
      <style:text-properties style:text-line-through-style="none" style:text-line-through-type="none" officeooo:rsid="24cf3bc5"/>
    </style:style>
    <style:style style:name="T13" style:family="text">
      <style:text-properties style:text-line-through-style="none" style:text-line-through-type="none" officeooo:rsid="24cfbd94"/>
    </style:style>
    <style:style style:name="T14" style:family="text">
      <style:text-properties style:text-line-through-style="none" style:text-line-through-type="none" officeooo:rsid="24a8a687"/>
    </style:style>
    <style:style style:name="T15" style:family="text">
      <style:text-properties style:text-line-through-style="none" style:text-line-through-type="none" officeooo:rsid="24d3000b"/>
    </style:style>
    <style:style style:name="T16" style:family="text">
      <style:text-properties style:text-line-through-style="none" style:text-line-through-type="none" officeooo:rsid="24d36c7b"/>
    </style:style>
    <style:style style:name="T17" style:family="text">
      <style:text-properties style:text-line-through-style="none" style:text-line-through-type="none" officeooo:rsid="24d564dc"/>
    </style:style>
    <style:style style:name="T18" style:family="text">
      <style:text-properties style:text-line-through-style="none" style:text-line-through-type="none" officeooo:rsid="24d737b1"/>
    </style:style>
    <style:style style:name="T19" style:family="text">
      <style:text-properties style:text-line-through-style="none" style:text-line-through-type="none" officeooo:rsid="29b4fce0"/>
    </style:style>
    <style:style style:name="T20" style:family="text">
      <style:text-properties style:text-line-through-style="none" style:text-line-through-type="none" officeooo:rsid="29b32635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e5f135c"/>
    </style:style>
    <style:style style:name="T23" style:family="text">
      <style:text-properties style:text-line-through-style="none" style:text-line-through-type="none" officeooo:rsid="2499edbb"/>
    </style:style>
    <style:style style:name="T24" style:family="text">
      <style:text-properties style:text-line-through-style="none" style:text-line-through-type="none" officeooo:rsid="24304c85"/>
    </style:style>
    <style:style style:name="T25" style:family="text">
      <style:text-properties style:text-line-through-style="none" style:text-line-through-type="none" officeooo:rsid="2415a15d"/>
    </style:style>
    <style:style style:name="T26" style:family="text">
      <style:text-properties style:text-line-through-style="none" style:text-line-through-type="none" officeooo:rsid="240b1c6e"/>
    </style:style>
    <style:style style:name="T27" style:family="text">
      <style:text-properties style:text-line-through-style="none" style:text-line-through-type="none" officeooo:rsid="29ea66bb"/>
    </style:style>
    <style:style style:name="T28" style:family="text">
      <style:text-properties style:text-line-through-style="none" style:text-line-through-type="none" officeooo:rsid="2839182a"/>
    </style:style>
    <style:style style:name="T29" style:family="text">
      <style:text-properties officeooo:rsid="24bdff38"/>
    </style:style>
    <style:style style:name="T30" style:family="text">
      <style:text-properties officeooo:rsid="2c0d886c"/>
    </style:style>
    <style:style style:name="T31" style:family="text">
      <style:text-properties officeooo:rsid="2ba81448"/>
    </style:style>
    <style:style style:name="T32" style:family="text">
      <style:text-properties officeooo:rsid="29b56b55"/>
    </style:style>
    <style:style style:name="T33" style:family="text">
      <style:text-properties officeooo:rsid="2baaa168"/>
    </style:style>
    <style:style style:name="T34" style:family="text">
      <style:text-properties officeooo:rsid="2b620bd6"/>
    </style:style>
    <style:style style:name="T35" style:family="text">
      <style:text-properties officeooo:rsid="2c94d299"/>
    </style:style>
    <style:style style:name="T36" style:family="text">
      <style:text-properties officeooo:rsid="2835131d"/>
    </style:style>
    <style:style style:name="T37" style:family="text">
      <style:text-properties officeooo:rsid="234722bb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23484d0e"/>
    </style:style>
    <style:style style:name="T40" style:family="text">
      <style:text-properties officeooo:rsid="2134d3bf"/>
    </style:style>
    <style:style style:name="T41" style:family="text">
      <style:text-properties officeooo:rsid="28b58987"/>
    </style:style>
    <style:style style:name="T42" style:family="text">
      <style:text-properties officeooo:rsid="221e3299"/>
    </style:style>
    <style:style style:name="T43" style:family="text">
      <style:text-properties officeooo:rsid="2112f312"/>
    </style:style>
    <style:style style:name="T44" style:family="text">
      <style:text-properties officeooo:rsid="28d5621f"/>
    </style:style>
    <style:style style:name="T45" style:family="text">
      <style:text-properties officeooo:rsid="28d89d7c"/>
    </style:style>
    <style:style style:name="T46" style:family="text">
      <style:text-properties officeooo:rsid="28d912b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2ba3538f"/>
    </style:style>
    <style:style style:name="T50" style:family="text">
      <style:text-properties fo:language="cs" fo:country="CZ"/>
    </style:style>
    <style:style style:name="T51" style:family="text">
      <style:text-properties fo:language="cs" fo:country="CZ" officeooo:rsid="2ba3538f"/>
    </style:style>
    <style:style style:name="T52" style:family="text">
      <style:text-properties officeooo:rsid="2e5db156"/>
    </style:style>
    <style:style style:name="T53" style:family="text">
      <style:text-properties officeooo:rsid="2e5bb981"/>
    </style:style>
    <style:style style:name="T54" style:family="text">
      <style:text-properties officeooo:rsid="2e5af5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ODO:</text:h>
      <text:p text:style-name="P5">Volitelné pravidlo pro házecí maniaky /<text:span text:style-name="T35">* Na tohle asi kašlat */</text:span>:</text:p>
      <text:list xml:id="list1105281283" text:style-name="L1">
        <text:list-item>
          <text:p text:style-name="P25">Když máš vyšší stupeň dovednosti než obtížnost, automaticky uspěješ.</text:p>
        </text:list-item>
        <text:list-item>
          <text:p text:style-name="P25">Když máš stejný stupeň dovednosti jako obtížnost, hází se.</text:p>
        </text:list-item>
        <text:list-item>
          <text:p text:style-name="P25">Když máš nižší stupeň dovednosti než obtížnost, nemůžeš uspět, pokud <text:span text:style-name="T34">něčím</text:span> obtížnost nesnížíš.</text:p>
        </text:list-item>
      </text:list>
      <text:p text:style-name="P6">TODO: Ještě jednou zrevidovat znalosti podle povolání<text:line-break/>/<text:span text:style-name="T36">* Znalosti povolání zmiňuju, ale bez poznámky o tom, jak rostou. */</text:span></text:p>
      <text:list xml:id="list154008596480315" text:continue-numbering="true" text:style-name="L1">
        <text:list-item>
          <text:p text:style-name="P26">(co třeba zná takový druid?)</text:p>
        </text:list-item>
        <text:list-item>
          <text:p text:style-name="P27">TODO: Možná by to měly bejt dovednosti, aby se hraničářské znalosti mohl naučit kdokoliv?</text:p>
        </text:list-item>
        <text:list-item>
          <text:p text:style-name="P26">TODO: Pokud je nechám, tak napsat příklad, ze kterého bude jasně vidět, že znalosti povolání rostou automaticky s úrovní, ale dovednosti získané díky classe si musí hráč zvedat sám.</text:p>
        </text:list-item>
        <text:list-item>
          <text:p text:style-name="P28">Nebo možná zmínku o levelování classových znalostí úplně vyhodit</text:p>
        </text:list-item>
        <text:list-item>
          <text:p text:style-name="P29">TODO: Zvážit, jestli by dovednosti, které se používají proti sobě, neměly vše<text:span text:style-name="T53">c</text:span>hny fungovat jako stealth: Tzn. při rovnosti stupně dovednosti se hází, při nerovnosti vyhrává ten, kdo má vyšší stupeň.</text:p>
        </text:list-item>
        <text:list-item>
          <text:p text:style-name="P30">TODO: Zvážit dovednost běh <text:span text:style-name="T54">(fungovala by stejně jako stealth) /* běh nebude */</text:span></text:p>
        </text:list-item>
        <text:list-item>
          <text:p text:style-name="P31"><text:soft-page-break/>TODO: Jak <text:span text:style-name="T50">říkat dvěma seznamům dovedností: Hlavní a vedlejší dovednosti?</text:span></text:p>
          <text:list>
            <text:list-item>
              <text:p text:style-name="P32">Doplňkové dovednosti se odvozují z minulosti, takže už nejsou potřeba.</text:p>
            </text:list-item>
          </text:list>
        </text:list-item>
      </text:list>
      <text:h text:style-name="P15" text:outline-level="1">Rozdělení <text:span text:style-name="T29">hráčských rolí</text:span></text:h>
      <text:p text:style-name="P3"><text:span text:style-name="T1">Jeden z vás se stane Pánem jeskyně, ostatní si vytvoříte postavy a budete za ně hrát. </text:span><text:span text:style-name="T14">Hraní Dračáku má hodně společného s tím, jak se točí film, </text:span><text:span text:style-name="T15">takže si na tom ukážeme, co toto rozdělení znamená</text:span><text:span text:style-name="T4">.</text:span></text:p>
      <text:h text:style-name="P22" text:outline-level="3"><text:span text:style-name="T3">P</text:span><text:span text:style-name="T1">án jeskyně</text:span></text:h>
      <text:p text:style-name="P1"><text:span text:style-name="T8">Pán jeskyně</text:span><text:span text:style-name="T4"> je režisér, scénárista, kameraman, střihač, </text:span><text:span text:style-name="T7">herec všech vedlejších postav a ant</text:span><text:span text:style-name="T11">a</text:span><text:span text:style-name="T7">gonistů,</text:span><text:span text:style-name="T4"> vypravěč a moderátor v jedné osobě.<text:line-break/><text:tab/></text:span><text:span text:style-name="T9">Pokud </text:span><text:span text:style-name="T17">se</text:span><text:span text:style-name="T9"> tedy </text:span><text:span text:style-name="T17">staneš</text:span><text:span text:style-name="T9"> Páne</text:span><text:span text:style-name="T16">m</text:span><text:span text:style-name="T9"> jeskyně, budeš mít rozhodně plné ruce práce. Není to </text:span><text:span text:style-name="T18">ale</text:span><text:span text:style-name="T9"> tak hrozné, jak to možná vypadá, </text:span><text:span text:style-name="T10">a</text:span><text:span text:style-name="T9"> </text:span><text:span text:style-name="T10">n</text:span><text:span text:style-name="T9">emusíš </text:span><text:span text:style-name="T10">to</text:span><text:span text:style-name="T9"> všechno dělat sám, hráči postav ti mohou s ledasčím pomoct. </text:span><text:span text:style-name="T11">V kapitole </text:span><text:span text:style-name="T6">Vedení hry</text:span><text:span text:style-name="T11"> se dozvíš, jak na to.</text:span></text:p>
      <text:h text:style-name="P23" text:outline-level="3">Hráči postav</text:h>
      <text:p text:style-name="P2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2">za postavu</text:span><text:span text:style-name="T1"> tak, jak by </text:span><text:span text:style-name="T13">se podle tebe</text:span><text:span text:style-name="T1"> v takové situaci </text:span><text:span text:style-name="T13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16" text:outline-level="1">Tvoje postava</text:h>
      <text:h text:style-name="P19" text:outline-level="2">Dovednosti</text:h>
      <text:p text:style-name="P7"><text:span text:style-name="T1">Stupeň dovednosti určuje, co dokážeš, </text:span><text:span text:style-name="T21">případně co znáš.</text:span></text:p>
      <text:p text:style-name="P7"><text:span text:style-name="T21">/</text:span><text:span text:style-name="T22">* TODO: Tohle možná rozepsat k jednotlivým dovednostem */</text:span></text:p>
      <text:p text:style-name="P14"><text:span text:style-name="T21">P</text:span><text:span text:style-name="T1">říklad:</text:span></text:p>
      <text:p text:style-name="P13">Se <text:span text:style-name="T37">základní</text:span> znalostí <text:span text:style-name="T38">Otevírání zámků</text:span> dokážeš otevřít jen jednoduché <text:span text:style-name="T39">z</text:span>ámky. K otevření <text:span text:style-name="T39">složitého zámku potřebuješ pokročilou dovednost a k otevření</text:span> mistrovského zámku mistrovskou.</text:p>
      <text:p text:style-name="P14"><text:span text:style-name="T40">P</text:span>říklad:</text:p>
      <text:p text:style-name="P13">Se základní znalostí jazyka se lámaně domluvíš. S pokročilou hovoříš plynně. S mistrovskou znalostí jazyka perfektně ovládáš jeho gramatiku, dokážeš skládat eposy a<text:span text:style-name="T41">td</text:span>.</text:p>
      <text:h text:style-name="P24" text:outline-level="3"><text:span text:style-name="T42">Seznam</text:span> <text:span text:style-name="T43">dovedností</text:span></text:h>
      <text:p text:style-name="P8">Následující seznam dovedností je zde uvedený proto, abyste<text:span text:style-name="T44"> se mohli snadno domluvit, co se kdo naučí. Ve druhém sloupci najdeš, která povolání příslušnou dovednost umí automaticky, ostatní si ji mohou vybrat jako jednu ze svých volitelných. J</text:span>e lepší, když pokryjete co nejvíc různých oblastí, než když <text:span text:style-name="T45">budete například </text:span>všichni <text:span text:style-name="T45">umět</text:span> otevírat zámky.<text:line-break/><text:tab/>Až si ale budeš vybírat dovednosti, nemusíš <text:span text:style-name="T46">se vracet</text:span> sem – v kapitole <text:span text:style-name="T47">Schopnosti podle povolání</text:span> <text:span text:style-name="T48">&lt;ODKAZ&gt; </text:span><text:span text:style-name="T49">j</text:span><text:span text:style-name="T51">sou u každého povolání vyjmenované znovu</text:span><text:span text:style-name="T50">.</text:span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0">Dovednost</text:p>
          </table:table-cell>
          <table:table-cell table:style-name="Tabulka1.B1" office:value-type="string">
            <text:p text:style-name="P10"><text:span text:style-name="T52">Základy a</text:span>utomaticky umí:</text:p>
          </table:table-cell>
        </table:table-row>
        <table:table-row>
          <table:table-cell table:style-name="Tabulka1.A2" office:value-type="string">
            <text:p text:style-name="P12">Cizí jazyk (každý je samostatná dovednost)</text:p>
          </table:table-cell>
          <table:table-cell table:style-name="Tabulka1.B2" office:value-type="string">
            <text:p text:style-name="P12"/>
          </table:table-cell>
        </table:table-row>
        <text:soft-page-break/>
        <table:table-row>
          <table:table-cell table:style-name="Tabulka1.A2" office:value-type="string">
            <text:p text:style-name="P12">Čtení a psaní</text:p>
          </table:table-cell>
          <table:table-cell table:style-name="Tabulka1.B2" office:value-type="string">
            <text:p text:style-name="P12">alchymista, kouzelník</text:p>
          </table:table-cell>
        </table:table-row>
        <table:table-row>
          <table:table-cell table:style-name="Tabulka1.A2" office:value-type="string">
            <text:p text:style-name="P12">Lov a stopování</text:p>
          </table:table-cell>
          <table:table-cell table:style-name="Tabulka1.B2" office:value-type="string">
            <text:p text:style-name="P12">hraničář</text:p>
          </table:table-cell>
        </table:table-row>
        <table:table-row>
          <table:table-cell table:style-name="Tabulka1.A2" office:value-type="string">
            <text:p text:style-name="P12">Orientace a přežití v divočině</text:p>
          </table:table-cell>
          <table:table-cell table:style-name="Tabulka1.B2" office:value-type="string">
            <text:p text:style-name="P12">hraničář, druid</text:p>
          </table:table-cell>
        </table:table-row>
        <table:table-row>
          <table:table-cell table:style-name="Tabulka1.A2" office:value-type="string">
            <text:p text:style-name="P11">Ostražitost a plížení</text:p>
          </table:table-cell>
          <table:table-cell table:style-name="Tabulka1.B2" office:value-type="string">
            <text:p text:style-name="P11">hraničář, zloděj</text:p>
          </table:table-cell>
        </table:table-row>
        <table:table-row>
          <table:table-cell table:style-name="Tabulka1.A2" office:value-type="string">
            <text:p text:style-name="P12">Ošetřování zranění</text:p>
          </table:table-cell>
          <table:table-cell table:style-name="Tabulka1.B2" office:value-type="string">
            <text:p text:style-name="P12">válečník, hraničář, druid</text:p>
          </table:table-cell>
        </table:table-row>
        <table:table-row>
          <table:table-cell table:style-name="Tabulka1.A2" office:value-type="string">
            <text:p text:style-name="P12">Otevírání zámků</text:p>
          </table:table-cell>
          <table:table-cell table:style-name="Tabulka1.B2" office:value-type="string">
            <text:p text:style-name="P12">zloděj</text:p>
          </table:table-cell>
        </table:table-row>
        <table:table-row>
          <table:table-cell table:style-name="Tabulka1.A2" office:value-type="string">
            <text:p text:style-name="P12">Plavání</text:p>
          </table:table-cell>
          <table:table-cell table:style-name="Tabulka1.B2" office:value-type="string">
            <text:p text:style-name="P12"/>
          </table:table-cell>
        </table:table-row>
        <table:table-row>
          <table:table-cell table:style-name="Tabulka1.A2" office:value-type="string">
            <text:p text:style-name="P12">Přetvářka a převleky</text:p>
          </table:table-cell>
          <table:table-cell table:style-name="Tabulka1.B2" office:value-type="string">
            <text:p text:style-name="P12">zloděj</text:p>
          </table:table-cell>
        </table:table-row>
        <table:table-row>
          <table:table-cell table:style-name="Tabulka1.A2" office:value-type="string">
            <text:p text:style-name="P12">Starý jazyk (každý je samostatná dovednost)</text:p>
          </table:table-cell>
          <table:table-cell table:style-name="Tabulka1.B2" office:value-type="string">
            <text:p text:style-name="P12">alchymista, kouzelník</text:p>
          </table:table-cell>
        </table:table-row>
        <table:table-row>
          <table:table-cell table:style-name="Tabulka1.A2" office:value-type="string">
            <text:p text:style-name="P12"><text:span text:style-name="T50">Š</text:span>plhání</text:p>
          </table:table-cell>
          <table:table-cell table:style-name="Tabulka1.B2" office:value-type="string">
            <text:p text:style-name="P12">zloděj</text:p>
          </table:table-cell>
        </table:table-row>
        <table:table-row>
          <table:table-cell table:style-name="Tabulka1.A2" office:value-type="string">
            <text:p text:style-name="P12"><text:span text:style-name="T50">Výroba a o</text:span><text:span text:style-name="T48">dstra</text:span><text:span text:style-name="T50">ňování</text:span> pastí</text:p>
          </table:table-cell>
          <table:table-cell table:style-name="Tabulka1.B2" office:value-type="string">
            <text:p text:style-name="P12">zloděj</text:p>
          </table:table-cell>
        </table:table-row>
        <table:table-row>
          <table:table-cell table:style-name="Tabulka1.A2" office:value-type="string">
            <text:p text:style-name="P12">Znalost jedů</text:p>
          </table:table-cell>
          <table:table-cell table:style-name="Tabulka1.B2" office:value-type="string">
            <text:p text:style-name="P12">alchymista, zloděj</text:p>
          </table:table-cell>
        </table:table-row>
      </table:table>
      <text:p text:style-name="P9"/>
      <text:h text:style-name="P20" text:outline-level="2"><text:span text:style-name="T3">Jméno </text:span><text:span text:style-name="T19">nebo přezdívka</text:span></text:h>
      <text:p text:style-name="P4">/<text:span text:style-name="T30">* Poznámku o lokálnosti jmen jmen asi vyhodit. Dračák si léta vystačil bez takovejch detailů, takže asi není nutný je zavádět. Kdyžtak to může bejt v povídání o tvorbě světa. */</text:span></text:p>
      <text:p text:style-name="P4">Vymýšlení jména bývá pro některé hráče obtížn<text:span text:style-name="T31">é</text:span>, přesto je ale důležité, aby ostatní mohli tvé postavě nějak říkat. Pokud tě <text:span text:style-name="T32">nic</text:span> nenapadá, nech si poradit od spoluhráčů.<text:line-break/><text:tab/><text:span text:style-name="T33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33"><text:span text:style-name="T19">TODO: </text:span><text:span text:style-name="T20">Příklady „generických“ fantasy jmen? (možná podle ras?)</text:span></text:p>
      <text:h text:style-name="P17" text:outline-level="1"><text:span text:style-name="T27">H</text:span><text:span text:style-name="T20">raní </text:span><text:span text:style-name="T28">D</text:span><text:span text:style-name="T20">račáku</text:span></text:h>
      <text:h text:style-name="P21" text:outline-level="2">Umírání hráčských postav</text:h>
      <text:p text:style-name="P34"><text:span text:style-name="T23">Pravidla </text:span><text:span text:style-name="T24">pro boj</text:span><text:span text:style-name="T23"> záměrně neříkají, kdy </text:span><text:span text:style-name="T25">tvoje</text:span><text:span text:style-name="T23"> postava umře. Když její životy klesnou na 0 nebo méně, je vyřazena z boje, </text:span><text:span text:style-name="T26">ale stále může přežít.<text:line-break/><text:tab/>Má to několik důvodů. Prvním je, že smrt tvojí postavy tě vyřadí z příběhu. Můžeš si pak samozřejmě vytvořit novou a ve spolupráci s ostatními ji zapojit do děje, ale přijdeš tím o to, co ta předchozí věděla, s kým se stýkala, komu důvěřovala a kdo důvěřoval jí atd.<text:line-break/><text:tab/>Druhým důvodem je tvoje investice do postavy. To se obzvlášť projeví, když ke smrti dochází často – málokdo má sílu potřetí za večer vymýšlet další zajímavý a jedinečný charakter, zvlášť s vědomím, že to může být jen na pár hodin a pak to zase všechno zahodí.<text:line-break/><text:tab/>Některým hráčům ovšem vyhovuje, když je riziko smrti reálné, protože pak mají pocit, že ve hře opravdu o něco jde. Proto je potřeba se před hrou domluvit, jestli všichni chcete, aby v ní postavy mohly kdykoliv umří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2-27T15:40:06.155000000</dc:date>
    <meta:print-date>2113-01-01T00:00:00</meta:print-date>
    <meta:editing-cycles>15039</meta:editing-cycles>
    <meta:editing-duration>P44DT19H37M6S</meta:editing-duration>
    <meta:generator>LibreOffice/6.0.5.2$Windows_X86_64 LibreOffice_project/54c8cbb85f300ac59db32fe8a675ff7683cd5a16</meta:generator>
    <dc:creator>York </dc:creator>
    <meta:document-statistic meta:table-count="1" meta:image-count="0" meta:object-count="0" meta:page-count="6" meta:paragraph-count="64" meta:word-count="884" meta:character-count="5499" meta:non-whitespace-character-count="4682"/>
  </office:meta>
</office:document-meta>
</file>